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3.076cm"/>
    </style:style>
    <style:style style:name="pr7" style:family="presentation" style:parent-style-name="Default-title">
      <style:graphic-properties fo:min-height="2.913cm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text-properties fo:font-size="10pt" style:font-size-asian="32pt" style:font-size-complex="32pt"/>
    </style:style>
    <style:style style:name="P4" style:family="paragraph">
      <style:text-properties fo:font-size="28pt"/>
    </style:style>
    <style:style style:name="P5" style:family="paragraph">
      <style:text-properties fo:font-size="26pt"/>
    </style:style>
    <style:style style:name="P6" style:family="paragraph">
      <style:text-properties style:font-name="DejaVu Sans" fo:font-style="normal" fo:font-weight="normal" style:font-size-asian="2pt" style:font-size-complex="2pt"/>
    </style:style>
    <style:style style:name="P7" style:family="paragraph">
      <style:text-properties fo:font-size="40pt"/>
    </style:style>
    <style:style style:name="P8" style:family="paragraph">
      <style:text-properties style:font-size-asian="1pt" style:font-size-complex="1pt"/>
    </style:style>
    <style:style style:name="P9" style:family="paragraph">
      <style:text-properties fo:font-size="22pt"/>
    </style:style>
    <style:style style:name="P10" style:family="paragraph">
      <style:text-properties fo:font-size="32pt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10pt" fo:font-style="normal" fo:font-weight="normal" style:font-size-asian="32pt" style:font-size-complex="32pt"/>
    </style:style>
    <style:style style:name="T4" style:family="text">
      <style:text-properties style:text-line-through-style="none" style:text-line-through-type="none" fo:font-size="10pt" style:font-size-asian="32pt" style:font-size-complex="32pt"/>
    </style:style>
    <style:style style:name="T5" style:family="text">
      <style:text-properties fo:font-size="28pt"/>
    </style:style>
    <style:style style:name="T6" style:family="text">
      <style:text-properties fo:font-size="26pt"/>
    </style:style>
    <style:style style:name="T7" style:family="text">
      <style:text-properties fo:font-size="40pt"/>
    </style:style>
    <style:style style:name="T8" style:family="text">
      <style:text-properties fo:font-size="10pt" style:font-size-asian="1pt" style:font-size-complex="1pt"/>
    </style:style>
    <style:style style:name="T9" style:family="text">
      <style:text-properties fo:font-size="22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bold" style:font-size-asian="32pt" style:font-size-complex="32pt"/>
    </style:style>
    <style:style style:name="T12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Angular 6 ( formerly Angular 2) – The Complete Guid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at is Angular</text:p>
          </draw:text-box>
        </draw:frame>
        <draw:frame presentation:style-name="pr5" draw:text-style-name="P2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ngular is a JavaScript framework which allows you to create Single-Page-Applications</text:span></text:p>
              </text:list-item>
              <text:list-item>
                <text:p><text:span text:style-name="T1"><text:s/></text:span><text:span text:style-name="T1">A single page application contains all the pages for the application. <text:s/>The items are made visible/invisible when certain event happen.</text:span></text:p>
                <text:list>
                  <text:list-item>
                    <text:p><text:span text:style-name="T1">Do not need to go back to the backend to change the page and it makes that application more reactive to the user</text:span></text:p>
                  </text:list-item>
                  <text:list-item>
                    <text:p><text:span text:style-name="T1">Load the data in the background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ngular6 vs Angular2 vs Angular 6</text:p>
          </draw:text-box>
        </draw:frame>
        <draw:frame presentation:style-name="pr5" draw:text-style-name="P2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ngular 1 – First framework to make single page application and a better way of manipulating the Dom</text:span></text:p>
              </text:list-item>
              <text:list-item>
                <text:p><text:span text:style-name="T1">Angular 2 – complete rewrite of angular 1 for performance issues</text:span></text:p>
              </text:list-item>
              <text:list-item>
                <text:p><text:span text:style-name="T1">Angular 3-6 are enhancements to Angular 1 and are referred as Angular</text:span></text:p>
                <text:list>
                  <text:list-item>
                    <text:p><text:span text:style-name="T1">Angular 1 is referred to AngularJ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oject Setup and First App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Angular uses nodejs to bundle and optimize our project</text:span></text:p>
              </text:list-item>
              <text:list-item>
                <text:p><text:span text:style-name="T2">Use npm to manage different dependences</text:span></text:p>
              </text:list-item>
              <text:list-item>
                <text:p><text:span text:style-name="T2">To start building an applications</text:span></text:p>
                <text:list>
                  <text:list-item>
                    <text:p><text:span text:style-name="T2">npm install -g @angular/cli</text:span></text:p>
                  </text:list-item>
                  <text:list-item>
                    <text:p><text:span text:style-name="T2">ng new my-dream-app</text:span></text:p>
                  </text:list-item>
                  <text:list-item>
                    <text:p><text:span text:style-name="T2">cd my-dream-app</text:span></text:p>
                  </text:list-item>
                  <text:list-item>
                    <text:p><text:span text:style-name="T2">ng serve</text:span></text:p>
                    <text:list>
                      <text:list-item>
                        <text:p><text:span text:style-name="T2">Run on localhost 4200</text:span></text:p>
                      </text:list-item>
                    </text:list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diting the First App</text:p>
          </draw:text-box>
        </draw:frame>
        <draw:frame presentation:style-name="pr5" draw:text-style-name="P3" draw:layer="layout" svg:width="25.27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The project has the following directories</text:span></text:p>
                <text:list>
                  <text:list-item>
                    <text:p><text:span text:style-name="T2">E2e → End to End testing</text:span></text:p>
                  </text:list-item>
                  <text:list-item>
                    <text:p><text:span text:style-name="T2">Node modules → where npm installs the packages and their dependencies</text:span></text:p>
                  </text:list-item>
                  <text:list-item>
                    <text:p><text:span text:style-name="T2">src</text:span></text:p>
                    <text:list>
                      <text:list-item>
                        <text:p><text:span text:style-name="T2">app directory</text:span></text:p>
                      </text:list-item>
                      <text:list-item>
                        <text:p><text:span text:style-name="T2">With ngserv running any changes saved will update the web app will be updated</text:span></text:p>
                      </text:list-item>
                      <text:list-item>
                        <text:p><text:span text:style-name="T2">A component is made up of the following files</text:span><text:span text:style-name="T2"><text:tab/></text:span></text:p>
                        <text:list>
                          <text:list-item>
                            <text:p><text:span text:style-name="T2">app.component.css</text:span><text:span text:style-name="T2"><text:tab/></text:span><text:span text:style-name="T2"><text:tab/></text:span><text:span text:style-name="T2"><text:tab/></text:span><text:span text:style-name="T2">Styling</text:span></text:p>
                          </text:list-item>
                          <text:list-item>
                            <text:p><text:span text:style-name="T2">app.component.html</text:span><text:span text:style-name="T2"><text:tab/></text:span><text:span text:style-name="T2"><text:tab/></text:span><text:span text:style-name="T2"><text:tab/></text:span><text:span text:style-name="T2">template</text:span></text:p>
                          </text:list-item>
                          <text:list-item>
                            <text:p><text:span text:style-name="T2">app.component.spec.ts</text:span><text:span text:style-name="T2"><text:tab/></text:span><text:span text:style-name="T2"><text:tab/></text:span><text:span text:style-name="T2"><text:tab/></text:span><text:span text:style-name="T2">unit test</text:span></text:p>
                          </text:list-item>
                          <text:list-item>
                            <text:p><text:span text:style-name="T2">app.component.ts</text:span><text:span text:style-name="T2"><text:tab/></text:span><text:span text:style-name="T2"><text:tab/></text:span><text:span text:style-name="T2"><text:tab/></text:span><text:span text:style-name="T2">javascript</text:span></text:p>
                          </text:list-item>
                          <text:list-item>
                            <text:p><text:span text:style-name="T2">app.module.ts</text:span><text:span text:style-name="T2"><text:tab/></text:span><text:span text:style-name="T2"><text:tab/></text:span><text:span text:style-name="T2"><text:tab/></text:span><text:span text:style-name="T2"><text:tab/></text:span><text:span text:style-name="T2">tell angular which pieces belong to our app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What is happening</text:span><text:span text:style-name="T2"><text:tab/></text:span></text:p>
                    <text:list>
                      <text:list-item>
                        <text:p><text:span text:style-name="T2">Each component has an @component in the *.component.ts file which functions as an hmtl tag</text:span></text:p>
                      </text:list-item>
                      <text:list-item>
                        <text:p><text:span text:style-name="T2">Load the html and dynamically injected imports will replace with our components</text:span><text:span text:style-name="T2"><text:tab/></text:span><text:span text:style-name="T2"><text:tab/></text:span><text:span text:style-name="T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at is Typescript</text:p>
          </draw:text-box>
        </draw:frame>
        <draw:frame presentation:style-name="pr5" draw:text-style-name="P3" draw:layer="layout" svg:width="25.524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More features on top of javascript</text:span></text:p>
                <text:list>
                  <text:list-item>
                    <text:p><text:span text:style-name="T2">Types, Class, Interfaces</text:span></text:p>
                  </text:list-item>
                  <text:list-item>
                    <text:p><text:span text:style-name="T2">Emphasis on strong typing</text:span></text:p>
                  </text:list-item>
                </text:list>
              </text:list-item>
              <text:list-item>
                <text:p><text:span text:style-name="T2">Typescript is compiled to javaScript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 Basic Programming Setup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Bootstrap</text:span></text:p>
                <text:list>
                  <text:list-item>
                    <text:p><text:span text:style-name="T2">npm install –save </text:span><text:span text:style-name="T2"><text:a xlink:href="mailto:bootstrap@3" xlink:type="simple">bootstrap@3</text:a></text:span><text:span text:style-name="T2"><text:s/>to install bootstrap</text:span></text:p>
                  </text:list-item>
                  <text:list-item>
                    <text:p><text:span text:style-name="T2">Angular.json </text:span></text:p>
                    <text:list>
                      <text:list-item>
                        <text:p><text:span text:style-name="T2">In the “styles” property add the following key value pair “node_modules/bootstrap/dist/css/bootstrap.min.css</text:span></text:p>
                      </text:list-item>
                      <text:list-item>
                        <text:p><text:span text:style-name="T2">Anuglar will put the css files in the head secit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ypescript – Using Types</text:p>
          </draw:text-box>
        </draw:frame>
        <draw:frame presentation:style-name="pr5" draw:text-style-name="P3" draw:layer="layout" svg:width="25.27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Declaring a variable with a type</text:span></text:p>
                <text:list>
                  <text:list-item>
                    <text:p><text:span text:style-name="T2">Can use let or const ( to define constants )</text:span></text:p>
                  </text:list-item>
                  <text:list-item>
                    <text:p><text:span text:style-name="T2">Example let myString: string;</text:span></text:p>
                  </text:list-item>
                  <text:list-item>
                    <text:p><text:span text:style-name="T2">Example myString = 4</text:span><text:span text:style-name="T2"><text:tab/></text:span><text:span text:style-name="T2"><text:tab/></text:span><text:span text:style-name="T2"><text:tab/></text:span><text:span text:style-name="T2"><text:tab/></text:span><text:span text:style-name="T2">// The compiler would produce an error</text:span></text:p>
                  </text:list-item>
                </text:list>
              </text:list-item>
              <text:list-item>
                <text:p><text:span text:style-name="T2">Declaring and assigning a value at the same time</text:span></text:p>
                <text:list>
                  <text:list-item>
                    <text:p><text:span text:style-name="T2">Typescript can also infer a type</text:span></text:p>
                  </text:list-item>
                  <text:list-item>
                    <text:p><text:span text:style-name="T2">Must set a value</text:span></text:p>
                  </text:list-item>
                  <text:list-item>
                    <text:p><text:span text:style-name="T2">Example Let anotherString = ‘This is a test’</text:span><text:span text:style-name="T2"><text:tab/></text:span><text:span text:style-name="T2">// No :string is needed here</text:span></text:p>
                  </text:list-item>
                </text:list>
              </text:list-item>
              <text:list-item>
                <text:p><text:span text:style-name="T2">Example – The Any Type can allow any value be set to any value and the datatype can be changed over and over again</text:span></text:p>
                <text:list>
                  <text:list-item>
                    <text:p><text:span text:style-name="T2">Let yetAnotherString:</text:span></text:p>
                  </text:list-item>
                  <text:list-item>
                    <text:p><text:span text:style-name="T2">YetAnotherString = ‘This is a string’</text:span></text:p>
                  </text:list-item>
                  <text:list-item>
                    <text:p><text:span text:style-name="T2">YetAnotherString = 4</text:span></text:p>
                  </text:list-item>
                </text:list>
              </text:list-item>
              <text:list-item>
                <text:p><text:span text:style-name="T2">Types : stirng, number, boolean, Array&lt;string&gt; ( Generic Type), void ( nothing), enum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ypescript – Class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Class car {</text:span></text:p>
                    <text:list>
                      <text:list-item>
                        <text:p><text:span text:style-name="T2">engineName: string;</text:span></text:p>
                      </text:list-item>
                      <text:list-item>
                        <text:p><text:span text:style-name="T2">gears: number;</text:span></text:p>
                      </text:list-item>
                      <text:list-item>
                        <text:p><text:span text:style-name="T2">private speed: number;</text:span></text:p>
                      </text:list-item>
                      <text:list-item>
                        <text:p><text:span text:style-name="T2">constructor ( speed number) { this.speed = spped || 0; }</text:span></text:p>
                      </text:list-item>
                      <text:list-item>
                        <text:p><text:span text:style-name="T2">accellerate(): void { this.speed++; } </text:span></text:p>
                      </text:list-item>
                      <text:list-item>
                        <text:p><text:span text:style-name="T2">static numberOfWheels() : number { return 4; }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  <text:list-item>
                    <text:p><text:span text:style-name="T2">let car = new Car(5)</text:span></text:p>
                  </text:list-item>
                  <text:list-item>
                    <text:p><text:span text:style-name="T2">car.accellerate();</text:span></text:p>
                  </text:list-item>
                  <text:list-item>
                    <text:p><text:span text:style-name="T2">Log.console(Car.numberOfWheels(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ypescript – Interfaces</text:p>
          </draw:text-box>
        </draw:frame>
        <draw:frame presentation:style-name="pr5" draw:text-style-name="P3" draw:layer="layout" svg:width="25.016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Allow us to create contracts other class/objects have to implement</text:span></text:p>
              </text:list-item>
              <text:list-item>
                <text:p><text:span text:style-name="T2">Example – Defining an interface</text:span></text:p>
                <text:list>
                  <text:list-item>
                    <text:p><text:span text:style-name="T2">Interface User</text:span></text:p>
                    <text:list>
                      <text:list-item>
                        <text:p><text:span text:style-name="T2">username: string</text:span></text:p>
                      </text:list-item>
                      <text:list-item>
                        <text:p><text:span text:style-name="T2">password: string</text:span></text:p>
                      </text:list-item>
                      <text:list-item>
                        <text:p><text:span text:style-name="T2">confirmPassword?: string</text:span><text:span text:style-name="T2"><text:tab/></text:span><text:span text:style-name="T2"><text:tab/></text:span><text:span text:style-name="T2">// Optional property =? Does not have to be implemented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Let user:user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4"/></text:span><text:span text:style-name="T2"><text:tab/></text:span><text:span text:style-name="T2">// Create Your own type without creating a class 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Interface CanDrive {</text:span></text:p>
                    <text:list>
                      <text:list-item>
                        <text:p><text:span text:style-name="T2">accelerate(speed:number) : void;</text:span></text:p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  <text:list-item>
                    <text:p><text:span text:style-name="T2">Let car:canDrive = {</text:span></text:p>
                    <text:list>
                      <text:list-item>
                        <text:p><text:span text:style-name="T2">accelerate: function(speed:number) { } 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>When compiled to JavaScript all type information and interface information is gon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ypescript – Generics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Generics are types which can hold/use several types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Let numberArray&lt;number&gt;;</text:span><text:span text:style-name="T2"><text:tab/></text:span><text:span text:style-name="T2"><text:tab/></text:span><text:span text:style-name="T2">// This array will only accept numbers</text:span></text:p>
                  </text:list-item>
                  <text:list-item>
                    <text:p><text:span text:style-name="T2">NumberArray = [1,2,3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ypescript : Wrap-up and Modules</text:p>
          </draw:text-box>
        </draw:frame>
        <draw:frame presentation:style-name="pr5" draw:text-style-name="P3" draw:layer="layout" svg:width="25.27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Typescript is modular, we can divide our code up over several files</text:span></text:p>
              </text:list-item>
              <text:list-item>
                <text:p><text:span text:style-name="T2">In Angular 2 we then use the import {} <text:s/>to access the code in the files</text:span></text:p>
              </text:list-item>
              <text:list-item>
                <text:p><text:span text:style-name="T2">We export a class, interface, variable by adding ‘export’ keyword in front of it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export class ExportedClass {</text:span></text:p>
                    <text:list>
                      <text:list-item>
                        <text:p><text:span text:style-name="T2">// This class is exported</text:span></text:p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How an Angular App Gets Loaded and Started 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The index.html file is served by the server</text:span></text:p>
                <text:list>
                  <text:list-item>
                    <text:p><text:span text:style-name="T2">The index.html is the single page application</text:span></text:p>
                  </text:list-item>
                </text:list>
              </text:list-item>
              <text:list-item>
                <text:p><text:span text:style-name="T2">&lt;app-root&gt; </text:span></text:p>
                <text:list>
                  <text:list-item>
                    <text:p><text:span text:style-name="T2">Created by the CLI</text:span></text:p>
                  </text:list-item>
                  <text:list-item>
                    <text:p><text:span text:style-name="T2">The component that will tie our application components together</text:span></text:p>
                  </text:list-item>
                  <text:list-item>
                    <text:p><text:span text:style-name="T2">All the files in the src/app directory and have app.component in their name are related to app-root</text:span></text:p>
                  </text:list-item>
                  <text:list-item>
                    <text:p><text:span text:style-name="T2">App.component.ts</text:span></text:p>
                    <text:list>
                      <text:list-item>
                        <text:p><text:span text:style-name="T2">Insert { Component } form ‘@angular/core’</text:span></text:p>
                      </text:list-item>
                      <text:list-item>
                        <text:p><text:span text:style-name="T2">@Component( { selector: ‘app-root’, templateUrl: ‘./app.component.html’, styleUrls: [‘./app.component.css’] }) </text:span></text:p>
                      </text:list-item>
                      <text:list-item>
                        <text:p><text:span text:style-name="T2">Export class AppComponent {}</text:span></text:p>
                      </text:list-item>
                      <text:list-item>
                        <text:p><text:span text:style-name="T2">The app-root tags gets replaced by the html found in the app.componen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How is angular triggered</text:span></text:p>
                <text:list>
                  <text:list-item>
                    <text:p><text:span text:style-name="T2">The needed JavaScript to use angular get created automatically </text:span></text:p>
                    <text:list>
                      <text:list-item>
                        <text:p><text:span text:style-name="T2">Whenever ngserve rebuilds our project it will add the correct imports needed to work with angular</text:span></text:p>
                      </text:list-item>
                      <text:list-item>
                        <text:p><text:span text:style-name="T2">It will add the following bundles: inline.bundle.js, polyfills.bundle.js, styles.bundle.js, vendor.bundle.js and main.bundle.j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How an Angular App Gets Loaded and Started </text:p>
          </draw:text-box>
        </draw:frame>
        <draw:frame presentation:style-name="pr5" draw:text-style-name="P3" draw:layer="layout" svg:width="25.016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The angular program calls the main.ts as one of its initial tasks</text:span></text:p>
                <text:list>
                  <text:list-item>
                    <text:p><text:span text:style-name="T2">It will enable production mode </text:span></text:p>
                  </text:list-item>
                  <text:list-item>
                    <text:p><text:span text:style-name="T2">PlatformBrowserDynamic().bootstrapModule(AppModule)</text:span></text:p>
                    <text:list>
                      <text:list-item>
                        <text:p><text:span text:style-name="T2">AppModule comes from the import AppModule from ./app/app.module.ts</text:span></text:p>
                        <text:list>
                          <text:list-item>
                            <text:p><text:span text:style-name="T2">In the module it contains the boostrap property which list all the components that should be known to angula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Angular in the end is a JS Framework, changing your DOM at runtim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Components are Important<text:line-break/>Creating a new Component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Build your application from components which are reusable, easier to update and change</text:span></text:p>
              </text:list-item>
              <text:list-item>
                <text:p><text:span text:style-name="T2">The App-root is where we nest or add all the other components</text:span></text:p>
              </text:list-item>
              <text:list-item>
                <text:p><text:span text:style-name="T2">For your custom components each component should have its own folder.</text:span></text:p>
              </text:list-item>
              <text:list-item>
                <text:p><text:span text:style-name="T2">A component is a typescript class that Angular can instantiate</text:span></text:p>
                <text:list>
                  <text:list-item>
                    <text:p><text:span text:style-name="T2">For the *.ts of a component use</text:span></text:p>
                    <text:list>
                      <text:list-item>
                        <text:p><text:span text:style-name="T2">Import { Component } from ‘@angular/core’;</text:span></text:p>
                      </text:list-item>
                      <text:list-item>
                        <text:p><text:span text:style-name="T2">@Component({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Pass a javascript object to configure it <text:s/>with metadata information</text:span></text:p>
                        <text:list>
                          <text:list-item>
                            <text:p><text:span text:style-name="T2">Selector: ‘app-server’</text:span><text:span text:style-name="T2"><text:tab/></text:span><text:span text:style-name="T2"><text:tab/></text:span><text:span text:style-name="T2"><text:tab/></text:span><text:span text:style-name="T2"><text:tab/></text:span><text:span text:style-name="T2">// The tag that identifies the component in a template</text:span></text:p>
                          </text:list-item>
                          <text:list-item>
                            <text:p><text:span text:style-name="T2">TemplateUrl: ‘’./server.component.html’</text:span><text:span text:style-name="T2"><text:tab/></text:span><text:span text:style-name="T2"><text:tab/></text:span><text:span text:style-name="T2">// Relative Path</text:span></text:p>
                          </text:list-item>
                        </text:list>
                      </text:list-item>
                      <text:list-item>
                        <text:p><text:span text:style-name="T2">})</text:span></text:p>
                      </text:list-item>
                      <text:list-item>
                        <text:p><text:span text:style-name="T2">Export class ServerComonent {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Understanding the Role of App Module and Component Declaration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Angular use modules to bundle items together into packages</text:span></text:p>
              </text:list-item>
              <text:list-item>
                <text:p><text:span text:style-name="T2">Gives Angular information about the features that app has and uses</text:span></text:p>
              </text:list-item>
              <text:list-item>
                <text:p><text:span text:style-name="T2">Use the NgModule Decorator for the export class AppModule { }</text:span></text:p>
                <text:list>
                  <text:list-item>
                    <text:p><text:span text:style-name="T2">The decorator contains a list of </text:span></text:p>
                    <text:list>
                      <text:list-item>
                        <text:p><text:span text:style-name="T2">Declarations</text:span><text:span text:style-name="T2"><text:tab/></text:span><text:span text:style-name="T2"><text:tab/></text:span><text:span text:style-name="T2">register new components</text:span></text:p>
                        <text:list>
                          <text:list-item>
                            <text:p><text:span text:style-name="T2">Add an import at top to tell typescript where the file is located.</text:span></text:p>
                          </text:list-item>
                        </text:list>
                      </text:list-item>
                      <text:list-item>
                        <text:p><text:span text:style-name="T2">Imports,</text:span><text:span text:style-name="T2"><text:tab/></text:span><text:span text:style-name="T2"><text:tab/></text:span><text:span text:style-name="T2">Allows use to add other modules into this module ex. BrowserModule, FoormsModule</text:span></text:p>
                        <text:list>
                          <text:list-item>
                            <text:p><text:span text:style-name="T2">Add an import at top to tell typescript where the file is located. </text:span></text:p>
                          </text:list-item>
                        </text:list>
                      </text:list-item>
                      <text:list-item>
                        <text:p><text:span text:style-name="T2">providers </text:span></text:p>
                      </text:list-item>
                      <text:list-item>
                        <text:p><text:span text:style-name="T2">bootstrap </text:span><text:span text:style-name="T2"><text:tab/></text:span><text:span text:style-name="T2"><text:tab/></text:span><text:span text:style-name="T2">For the boostrap array we only add the AppComponent </text:span><text:span text:style-name="T2"><text:tab/></text:span><text:span text:style-name="T2"><text:tab/></text:span><text:span text:style-name="T2">// Confirm with Brain</text:span></text:p>
                      </text:list-item>
                    </text:list>
                  </text:list-item>
                </text:list>
              </text:list-item>
              <text:list-item>
                <text:p><text:span text:style-name="T2">By default Angular will not scan all your files</text:span></text:p>
                <text:list>
                  <text:list-item>
                    <text:p><text:span text:style-name="T2">Must tell Angular that the server component </text:span></text:p>
                  </text:list-item>
                </text:list>
              </text:list-item>
              <text:list-item>
                <text:p><text:span text:style-name="T2">Webpack bundles the project automaticall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Using Custom Components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mmet a plugin that make it quicker to write HTML.</text:span></text:p>
              </text:list-item>
              <text:list-item>
                <text:p><text:span text:style-name="T2">To the app.component.html add the tag &lt;app-server&gt;&lt;/app-server&gt; which is the custom component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Creating Components with CLI &amp; Nesting Components</text:p>
          </draw:text-box>
        </draw:frame>
        <draw:frame presentation:style-name="pr5" draw:text-style-name="P3" draw:layer="layout" svg:width="25.27cm" svg:height="11.555cm" svg:x="1.654cm" svg:y="3.685cm" presentation:class="outline" presentation:user-transformed="true">
          <draw:text-box>
            <text:list text:style-name="L2">
              <text:list-item>
                <text:p><text:span text:style-name="T2">ng generate → generate elments supported by angular</text:span></text:p>
                <text:list>
                  <text:list-item>
                    <text:p><text:span text:style-name="T2">Example ng generate component server</text:span></text:p>
                  </text:list-item>
                  <text:list-item>
                    <text:p><text:span text:style-name="T3">Create the basic *component* files</text:span></text:p>
                  </text:list-item>
                  <text:list-item>
                    <text:p><text:span text:style-name="T3">Will add the import and declaration to the app module file.</text:span></text:p>
                  </text:list-item>
                </text:list>
              </text:list-item>
              <text:list-item>
                <text:p><text:span text:style-name="T3">Use the same component as often as we want by using the tag many times.</text:span></text:p>
              </text:list-item>
              <text:list-item>
                <text:p><text:span text:style-name="T3">Nest component by putting their tag name in other components html files</text:span></text:p>
                <text:list>
                  <text:list-item>
                    <text:p><text:span text:style-name="T3">&lt;app-servers&gt;&lt;server&gt;&lt;/server&gt;&lt;server&gt;&lt;/server&gt;&lt;/app-servers&gt;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orking with Component Templates</text:p>
          </draw:text-box>
        </draw:frame>
        <draw:frame presentation:style-name="pr5" draw:text-style-name="P3" draw:layer="layout" svg:width="25.016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Can use an inline template code which mean the HTML Code is defined in the typescript code instead of an external template</text:span></text:p>
              </text:list-item>
              <text:list-item>
                <text:p><text:span text:style-name="T2">Change templateUrl (external ) to template (internal) in the server component.ts</text:span></text:p>
                <text:list>
                  <text:list-item>
                    <text:p><text:span text:style-name="T2">Must either templateUrl or tempate at all times</text:span></text:p>
                  </text:list-item>
                  <text:list-item>
                    <text:p><text:span text:style-name="T2">Example : ‘&lt;app-server&gt;&lt;/app-server&gt;&lt;app-server&gt;&lt;/app-server&gt;’</text:span></text:p>
                  </text:list-item>
                  <text:list-item>
                    <text:p><text:span text:style-name="T2">Example: `&lt;app-server&gt;&lt;/app-server&gt;`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Make multiline to wrap the line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orking with Component Styles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Styles URL Property is defined in app.component.css.</text:span></text:p>
                <text:list>
                  <text:list-item>
                    <text:p><text:span text:style-name="T2">It is a relative path to where your styles are located</text:span></text:p>
                  </text:list-item>
                  <text:list-item>
                    <text:p><text:span text:style-name="T2">An array to add relative paths to other sytle shees</text:span></text:p>
                  </text:list-item>
                </text:list>
              </text:list-item>
              <text:list-item>
                <text:p><text:span text:style-name="T2">Another peropty is style where you defined the CSS Code inline</text:span></text:p>
              </text:list-item>
              <text:list-item>
                <text:p><text:span text:style-name="T2">In the app.component.css add your CSS Styles.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Fully understanding the Component Selector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xample – selector: ‘app-root’</text:span></text:p>
              </text:list-item>
              <text:list-item>
                <text:p><text:span text:style-name="T2">must be unique</text:span></text:p>
              </text:list-item>
              <text:list-item>
                <text:p><text:span text:style-name="T2">Same selectors for selecting a CSS Element</text:span></text:p>
              </text:list-item>
              <text:list-item>
                <text:p><text:span text:style-name="T2">Other selectors</text:span></text:p>
                <text:list>
                  <text:list-item>
                    <text:p><text:span text:style-name="T2">selector: ‘[app-servers]</text:span><text:span text:style-name="T2"><text:tab/></text:span><text:span text:style-name="T2"><text:tab/></text:span><text:span text:style-name="T2"><text:tab/></text:span><text:span text:style-name="T2">select by attribute</text:span></text:p>
                    <text:list>
                      <text:list-item>
                        <text:p><text:span text:style-name="T2">In the app.component.html instead of using a tag, you would use a &lt;div app-servers&gt;&lt;/div&gt;</text:span></text:p>
                      </text:list-item>
                    </text:list>
                  </text:list-item>
                  <text:list-item>
                    <text:p><text:span text:style-name="T2">selector: ‘.app-servers’</text:span><text:span text:style-name="T2"><text:tab/></text:span><text:span text:style-name="T2"><text:tab/></text:span><text:span text:style-name="T2"><text:tab/></text:span><text:span text:style-name="T2">select by class</text:span></text:p>
                  </text:list-item>
                </text:list>
              </text:list-item>
              <text:list-item>
                <text:p><text:span text:style-name="T2">Selectors that don’t work</text:span></text:p>
                <text:list>
                  <text:list-item>
                    <text:p><text:span text:style-name="T2">Select by id</text:span></text:p>
                  </text:list-item>
                  <text:list-item>
                    <text:p><text:span text:style-name="T2">Pseudo selectors will not 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at is Databinding</text:p>
          </draw:text-box>
        </draw:frame>
        <draw:frame presentation:style-name="pr5" draw:text-style-name="P3" draw:layer="layout" svg:width="25.016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Communication between the Typescript Code (Business Logic) and HTML (Template)</text:span></text:p>
              </text:list-item>
              <text:list-item>
                <text:p><text:span text:style-name="T2">Types of Data Binding</text:span></text:p>
                <text:list>
                  <text:list-item>
                    <text:p><text:span text:style-name="T2">Output Data ( Typescript Code to HTML) String Interpolation </text:span></text:p>
                    <text:list>
                      <text:list-item>
                        <text:p><text:span text:style-name="T2">Example : {{ data }}</text:span></text:p>
                      </text:list-item>
                      <text:list-item>
                        <text:p><text:span text:style-name="T2">Property Binding</text:span></text:p>
                        <text:list>
                          <text:list-header>
                            <text:p><text:span text:style-name="T2">Ex. [property] = “data”</text:span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">Reach to User Events </text:span></text:p>
                    <text:list>
                      <text:list-item>
                        <text:p><text:span text:style-name="T2">Ex. (event) = “expression”)</text:span></text:p>
                      </text:list-item>
                    </text:list>
                  </text:list-item>
                  <text:list-item>
                    <text:p><text:span text:style-name="T2">Two Way Bindng </text:span></text:p>
                    <text:list>
                      <text:list-item>
                        <text:p><text:span text:style-name="T2">Example : [(ngModel)] = “data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tring Interpolation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In the server.component.ts</text:span></text:p>
                <text:list>
                  <text:list-item>
                    <text:p><text:span text:style-name="T2">In the export class ServerComponent add the following</text:span></text:p>
                    <text:list>
                      <text:list-item>
                        <text:p><text:span text:style-name="T2">ServerId: number = 10;</text:span></text:p>
                      </text:list-item>
                      <text:list-item>
                        <text:p><text:span text:style-name="T2">ServerStatus string = ‘offline’</text:span></text:p>
                      </text:list-item>
                      <text:list-item>
                        <text:p><text:span text:style-name="T2">GetServerStatus() { return this.serverStatus; 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In the html file you can write a typescript reference.</text:span></text:p>
                <text:list>
                  <text:list-item>
                    <text:p><text:span text:style-name="T2">The only condition it must evaluate to a string</text:span></text:p>
                  </text:list-item>
                  <text:list-item>
                    <text:p><text:span text:style-name="T2">Can’t write multiline or block expression here, but could call a method</text:span></text:p>
                  </text:list-item>
                  <text:list-item>
                    <text:p><text:span text:style-name="T2">Example {{ serverId }} or {{ serverStatus }} or {{ getServerStatus()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operty Binding</text:p>
          </draw:text-box>
        </draw:frame>
        <draw:frame presentation:style-name="pr5" draw:text-style-name="P3" draw:layer="layout" svg:width="25.27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Example </text:span></text:p>
                <text:list>
                  <text:list-item>
                    <text:p><text:span text:style-name="T2">In the html add the following button</text:span></text:p>
                    <text:list>
                      <text:list-item>
                        <text:p><text:span text:style-name="T2">&lt;button class=”btn btn-default [disabled]=”!allowNewServer””&gt;Add a new server&lt;/button&gt;</text:span></text:p>
                        <text:list>
                          <text:list-item>
                            <text:p><text:span text:style-name="T2">[disabled]=”!allowNewServer”” → an expression that is not HTML, but evaluated by Angular</text:span></text:p>
                          </text:list-item>
                        </text:list>
                      </text:list-item>
                      <text:list-item>
                        <text:p><text:span text:style-name="T2">Square brackets indicate to angular we are using property binding</text:span></text:p>
                        <text:list>
                          <text:list-item>
                            <text:p><text:span text:style-name="T2">In normal HTML sets a specific property on the underlying DOM Element</text:span></text:p>
                          </text:list-item>
                          <text:list-item>
                            <text:p><text:span text:style-name="T2">We are binding to the native disabled property <text:s/>that this element has.to a typescript method or vairable</text:span></text:p>
                          </text:list-item>
                          <text:list-item>
                            <text:p><text:span text:style-name="T2">The right side of the equal must resolve to a typ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In the servers.component.ts add the following to the class</text:span></text:p>
                    <text:list>
                      <text:list-item>
                        <text:p><text:span text:style-name="T2">AllowNewServer = false;</text:span></text:p>
                      </text:list-item>
                      <text:list-item>
                        <text:p><text:span text:style-name="T2">Constructor() {</text:span></text:p>
                        <text:list>
                          <text:list-item>
                            <text:p><text:span text:style-name="T2">SetTimeout( () =&gt; {}, 2000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This will update dynamically</text:span></text:p>
              </text:list-item>
              <text:list-item>
                <text:p><text:span text:style-name="T2">Can apply to other properties such as directive and custom properties</text:span></text:p>
              </text:list-item>
              <text:list-item>
                <text:p><text:span text:style-name="T2">Don’t mix property bind and string interpolation since it will break the application ( See presentation Property Binding vs String Interpolation )</text:span></text:p>
                <text:list>
                  <text:list-item>
                    <text:p><text:span text:style-name="T2">It is not legal typescrip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vent Binding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In the server.component.ts</text:span></text:p>
                    <text:list>
                      <text:list-item>
                        <text:p><text:span text:style-name="T2">Add serverCreationsStatus = “No Server was Created”</text:span></text:p>
                      </text:list-item>
                      <text:list-item>
                        <text:p><text:span text:style-name="T2">Add the method onCreateServer() {</text:span></text:p>
                        <text:list>
                          <text:list-item>
                            <text:p><text:span text:style-name="T2">this.serverCreationStatus = ‘Server was created’;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  <text:list-item>
                    <text:p><text:span text:style-name="T2">In the server.component.html to the &lt;button (click)=”onCreateServer”&gt;Add Server&lt;/Server&gt;</text:span></text:p>
                    <text:list>
                      <text:list-item>
                        <text:p><text:span text:style-name="T2">() is the signal for event binding</text:span></text:p>
                      </text:list-item>
                    </text:list>
                  </text:list-item>
                </text:list>
              </text:list-item>
              <text:list-item>
                <text:p><text:span text:style-name="T2">Binable Properties and events</text:span></text:p>
                <text:list>
                  <text:list-item>
                    <text:p><text:span text:style-name="T2">Can use console.log to display all the properties/event that it offers</text:span></text:p>
                  </text:list-item>
                  <text:list-item>
                    <text:p><text:span text:style-name="T2">For event you bind to click, not on click </text:span></text:p>
                    <text:list>
                      <text:list-item>
                        <text:p><text:span text:style-name="T2">Example ( =&gt; (click))</text:span></text:p>
                      </text:list-item>
                      <text:list-item>
                        <text:p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Passing and Using Data with Event Binding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In servers.component.ts</text:span></text:p>
                <text:list>
                  <text:list-item>
                    <text:p><text:span text:style-name="T2">&lt;input type=”text” class=”form-control (input)=”onUpdateServerName($event)”&gt; </text:span></text:p>
                    <text:list>
                      <text:list-item>
                        <text:p><text:span text:style-name="T4">$event → A reserved variable name used for event binding</text:span></text:p>
                        <text:list>
                          <text:list-item>
                            <text:p><text:span text:style-name="T4">The data emitted with that event</text:span></text:p>
                          </text:list-item>
                          <text:list-item>
                            <text:p><text:span text:style-name="T4">When fired the event provide some data</text:span></text:p>
                          </text:list-item>
                        </text:list>
                      </text:list-item>
                      <text:list-item>
                        <text:p><text:span text:style-name="T2">(input) is fired on every keystroke</text:span></text:p>
                      </text:list-item>
                    </text:list>
                  </text:list-item>
                  <text:list-item>
                    <text:p><text:span text:style-name="T2">&lt;p&gt; {{ serverName {} }} below the input</text:span></text:p>
                  </text:list-item>
                  <text:list-item>
                    <text:p><text:span text:style-name="T2">In server.components.ts</text:span></text:p>
                    <text:list>
                      <text:list-item>
                        <text:p><text:span text:style-name="T2">serverName = ‘’</text:span></text:p>
                      </text:list-item>
                      <text:list-item>
                        <text:p><text:span text:style-name="T2">onUpdateServerName(event: any) {</text:span></text:p>
                        <text:list>
                          <text:list-item>
                            <text:p><text:span text:style-name="T2">console.log(event)</text:span></text:p>
                          </text:list-item>
                          <text:list-item>
                            <text:p><text:span text:style-name="T2">this.serverName = &lt;HTMLInputElemebnt&gt;event.target.value</text:span></text:p>
                            <text:list>
                              <text:list-item>
                                <text:p><text:span text:style-name="T2">// HTMLInputElement is for typescript to know the type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4" draw:layer="layout" svg:width="25.199cm" svg:height="2.629cm" svg:x="1.4cm" svg:y="0.627cm" presentation:class="title" presentation:user-transformed="true">
          <draw:text-box>
            <text:p><text:span text:style-name="T5">Important: formsModule is Required for Two-Way-Binding</text:span><text:span text:style-name="T5"><text:line-break/></text:span><text:span text:style-name="T5">Two Way DataBinding</text:span>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Need to enable ngModel directive.</text:span></text:p>
                <text:list>
                  <text:list-item>
                    <text:p><text:span text:style-name="T2">Add FromsModule to the imports[] array in the AppModuel</text:span></text:p>
                  </text:list-item>
                  <text:list-item>
                    <text:p><text:span text:style-name="T2">Import { FormsModule } from ‘@angular/forms’</text:span></text:p>
                  </text:list-item>
                </text:list>
              </text:list-item>
              <text:list-item>
                <text:p><text:span text:style-name="T2">Two Way Data Binding</text:span></text:p>
                <text:list>
                  <text:list-item>
                    <text:p><text:span text:style-name="T2">In servers.component.form </text:span></text:p>
                    <text:list>
                      <text:list-item>
                        <text:p><text:span text:style-name="T2">&lt;input type=”text” class=”form-control” [ ( ngModel )] <text:s/>= “serverName” &gt;</text:span></text:p>
                        <text:list>
                          <text:list-item>
                            <text:p><text:span text:style-name="T2">What it does</text:span></text:p>
                            <text:list>
                              <text:list-item>
                                <text:p><text:span text:style-name="T2">Trigger on the input event and update the value of the server name</text:span></text:p>
                              </text:list-item>
                              <text:list-item>
                                <text:p><text:span text:style-name="T2">Update the value of the input element if serverName is changed somewhere elese 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Understanding Directives</text:p>
          </draw:text-box>
        </draw:frame>
        <draw:frame presentation:style-name="pr5" draw:text-style-name="P3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What are directives</text:span></text:p>
                <text:list>
                  <text:list-item>
                    <text:p><text:span text:style-name="T2">Directives are instructions in the DOM</text:span></text:p>
                  </text:list-item>
                  <text:list-item>
                    <text:p><text:span text:style-name="T2">Components are a kind of directive</text:span></text:p>
                    <text:list>
                      <text:list-item>
                        <text:p><text:span text:style-name="T2">Directives with a template</text:span></text:p>
                        <text:list>
                          <text:list-item>
                            <text:p><text:span text:style-name="T2">When the selector of the component is placed in the template.</text:span></text:p>
                            <text:list>
                              <text:list-item>
                                <text:p><text:span text:style-name="T2">Instructs Angular to add the content ajnd business logic of the component to this place</text:span></text:p>
                              </text:list-item>
                              <text:list-item>
                                <text:p><text:span text:style-name="T2">Directives with a template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Directive without a template</text:span></text:p>
                        <text:list>
                          <text:list-item>
                            <text:p><text:span text:style-name="T2">Example &lt;p appTurnGreen&gt; Receives a green background&lt;/p&gt;</text:span></text:p>
                          </text:list-item>
                          <text:list-item>
                            <text:p><text:span text:style-name="T2">Add directives with attribute selector, but could use css classes or element style</text:span></text:p>
                          </text:list-item>
                          <text:list-item>
                            <text:p><text:span text:style-name="T2">Angular would need the following code</text:span></text:p>
                            <text:list>
                              <text:list-item>
                                <text:p><text:span text:style-name="T2">@Directive ( {</text:span></text:p>
                                <text:list>
                                  <text:list-item>
                                    <text:p><text:span text:style-name="T2">Selector: ‘[appTurnGreen]’</text:span><text:span text:style-name="T2"><text:tab/></text:span><text:span text:style-name="T2"><text:tab/></text:span><text:span text:style-name="T2">// Find the appTurnGreen</text:span></text:p>
                                  </text:list-item>
                                  <text:list-item>
                                    <text:p><text:span text:style-name="T2">Export class TurnGreenDirective {}</text:span><text:span text:style-name="T2"><text:tab/></text:span><text:span text:style-name="T2">// Logic to turn the text green.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Using ngif to Output Data Conditionally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In servers.component.html</text:span></text:p>
                <text:list>
                  <text:list-item>
                    <text:p><text:span text:style-name="T2">&lt;p *ngIf=”serverCreated”&gt;Server was created, server name is {{ serverName }}&lt;/p&gt;</text:span></text:p>
                    <text:list>
                      <text:list-item>
                        <text:p><text:span text:style-name="T2">Ngif cpi;d be a method or anything that returns true and false</text:span></text:p>
                      </text:list-item>
                      <text:list-item>
                        <text:p><text:span text:style-name="T2">* is required since ngif is a structural directive</text:span></text:p>
                      </text:list-item>
                      <text:list-item>
                        <text:p><text:span text:style-name="T2">ngIf → Changes the structure of the DOM does ot make the HTML Object hidden</text:span></text:p>
                      </text:list-item>
                      <text:list-item>
                        <text:p><text:span text:style-name="T2">Angular creates a hook to know where the DOM element should be created if true</text:span></text:p>
                        <text:list>
                          <text:list-item>
                            <text:p><text:span text:style-name="T2">&lt;!-- template bindings = { “ng-reflect-ng-if”: “true” } --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In the server.component.ts</text:span></text:p>
                <text:list>
                  <text:list-item>
                    <text:p><text:span text:style-name="T2">serverCreated = false;</text:span></text:p>
                  </text:list-item>
                  <text:list-item>
                    <text:p><text:span text:style-name="T2">For onCreateServer add a line settting server.create = tr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nhancing ngif with Else Condition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Local refernce → A marker (#)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&lt;p *ngIf=”serverCreated; else noServer”&gt;Server was created, server name is {{ serverName }}&lt;/p&gt;</text:span></text:p>
                  </text:list-item>
                  <text:list-item>
                    <text:p><text:span text:style-name="T2">&lt;ng-template #noserver&gt;</text:span></text:p>
                    <text:list>
                      <text:list-item>
                        <text:p><text:span text:style-name="T2">&lt;p&gt;No server was created&lt;/p&gt;</text:span></text:p>
                      </text:list-item>
                    </text:list>
                  </text:list-item>
                  <text:list-item>
                    <text:p><text:span text:style-name="T2">&lt;/ng-templat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Styling Elements Dynamically with ngStyle</text:p>
          </draw:text-box>
        </draw:frame>
        <draw:frame presentation:style-name="pr5" draw:text-style-name="P3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Attribute Directives don’t add or remove elements. </text:span></text:p>
                <text:list>
                  <text:list-item>
                    <text:p><text:span text:style-name="T2">Only change the element they were placed on.</text:span></text:p>
                  </text:list-item>
                </text:list>
              </text:list-item>
              <text:list-item>
                <text:p><text:span text:style-name="T2">Example server.component.ts</text:span></text:p>
                <text:list>
                  <text:list-item>
                    <text:p><text:span text:style-name="T2">In the ServerComponent clas</text:span></text:p>
                    <text:list>
                      <text:list-item>
                        <text:p><text:span text:style-name="T2">Constructor() {</text:span></text:p>
                        <text:list>
                          <text:list-item>
                            <text:p><text:span text:style-name="T2">this.serverStatus = Math.random() &gt; .5 ? ‘online’ : ‘offline’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  <text:list-item>
                        <text:p><text:span text:style-name="T2">GetColor() {</text:span></text:p>
                        <text:list>
                          <text:list-item>
                            <text:p><text:span text:style-name="T2">Return “red”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&lt;p [ngStyle=”{backgroundColor:getColor()}]&gt;{{‘Server’ }} with ID {{ serverId }} is {{ getServerStatus() }}&lt;/p&gt;</text:span></text:p>
                <text:list>
                  <text:list-item>
                    <text:p><text:span text:style-name="T2">We are binding to the property of the directi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Applying CSS Classes Dynamically with ngClass</text:p>
          </draw:text-box>
        </draw:frame>
        <draw:frame presentation:style-name="pr5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NgClass → dynamically add or remove a class</text:span></text:p>
              </text:list-item>
              <text:list-item>
                <text:p><text:span text:style-name="T2">Has keyvalue paires </text:span></text:p>
                <text:list>
                  <text:list-item>
                    <text:p><text:span text:style-name="T2">Keys are the classes</text:span></text:p>
                  </text:list-item>
                  <text:list-item>
                    <text:p><text:span text:style-name="T2">Values are the conditions determining if the class should be attached or not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&lt;p [ngClass=”{online: serverStatus === ‘online’ <text:s/>}”&gt; {{ ‘Server’ }}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text-style-name="P4" draw:layer="layout" svg:width="25.199cm" svg:height="2.629cm" svg:x="1.471cm" svg:y="0.762cm" presentation:class="title" presentation:user-transformed="true">
          <draw:text-box>
            <text:p><text:span text:style-name="T5">Outputting Lists with ngFor</text:span><text:span text:style-name="T5"><text:line-break/></text:span><text:span text:style-name="T5">Getting the index when using ngFor</text:span>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&lt;app-server *ngFor=”let server of servers”&gt;&lt;/app-server&gt;</text:span></text:p>
                    <text:list>
                      <text:list-item>
                        <text:p><text:span text:style-name="T2">don’t forget the * means changing the DOM itself.</text:span></text:p>
                      </text:list-item>
                      <text:list-item>
                        <text:p><text:span text:style-name="T2">Loop through all elements such as server</text:span></text:p>
                      </text:list-item>
                    </text:list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*nfFor = let logItem of log; let i = index</text:span></text:p>
                    <text:list>
                      <text:list-item>
                        <text:p><text:span text:style-name="T2">Put be an attribute in a tag</text:span></text:p>
                      </text:list-item>
                      <text:list-item>
                        <text:p><text:span text:style-name="T2">Can use the I in the tags that are children and/or siblings of i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6" draw:text-style-name="P5" draw:layer="layout" svg:width="25.199cm" svg:height="3.076cm" svg:x="1.4cm" svg:y="0.403cm" presentation:class="title" presentation:user-transformed="true">
          <draw:text-box>
            <text:p><text:span text:style-name="T6">Understanding Angular Error Messages</text:span><text:span text:style-name="T6"><text:line-break/></text:span><text:span text:style-name="T6">Debugging Code in the Browser using Source Maps</text:span><text:span text:style-name="T6"><text:line-break/></text:span><text:span text:style-name="T6">Using Augury to Dive into Angular Apps</text:span></text:p>
          </draw:text-box>
        </draw:frame>
        <draw:frame presentation:style-name="pr5" draw:text-style-name="P3" draw:layer="layout" svg:width="25.524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Useful information from an error message</text:span></text:p>
                <text:list>
                  <text:list-item>
                    <text:p><text:span text:style-name="T2">Show the component where the error happen</text:span></text:p>
                  </text:list-item>
                  <text:list-item>
                    <text:p><text:span text:style-name="T2">The caused by show information about the error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Export class AppComponent {</text:span></text:p>
                    <text:list>
                      <text:list-item>
                        <text:p><text:span text:style-name="T2">Servers;</text:span><text:span text:style-name="T2"><text:tab/></text:span><text:span text:style-name="T2"><text:tab/></text:span><text:span text:style-name="T2"><text:tab/></text:span><text:span text:style-name="T2"> // An undefined variables. <text:s/>No database has been referenced to it.. <text:s/>Could cause an error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>Debugging Code in the Browser using Sourcemaps</text:span></text:p>
                <text:list>
                  <text:list-item>
                    <text:p><text:span text:style-name="T2">SourceMap allow the Typescript to be translated into JavaScript code</text:span></text:p>
                    <text:list>
                      <text:list-item>
                        <text:p><text:span text:style-name="T2">Removed when the application goes to production.</text:span></text:p>
                      </text:list-item>
                    </text:list>
                  </text:list-item>
                  <text:list-item>
                    <text:p><text:span text:style-name="T2">Directly your typescript files under webpack://src/app</text:span></text:p>
                  </text:list-item>
                </text:list>
              </text:list-item>
              <text:list-item>
                <text:p><text:span text:style-name="T2">Using Augury to Dive into Angular Apps</text:span></text:p>
                <text:list>
                  <text:list-item>
                    <text:p><text:span text:style-name="T2">A chrome extension to debug Angular 2 applications</text:span></text:p>
                  </text:list-item>
                  <text:list-item>
                    <text:p><text:span text:style-name="T2">Analyze application</text:span></text:p>
                    <text:list>
                      <text:list-item>
                        <text:p><text:span text:style-name="T2">See the state and its properties, the injector graph, routes, ng modu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><text:span text:style-name="T5">Splitting Apps into Components</text:span><text:span text:style-name="T5"><text:line-break/></text:span><text:span text:style-name="T5">Property and Event Binding Overview</text:span>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Create a new component</text:span></text:p>
                <text:list>
                  <text:list-item>
                    <text:p><text:span text:style-name="T2">ng g c cockpit –spec=false</text:span></text:p>
                    <text:list>
                      <text:list-item>
                        <text:p><text:span text:style-name="T2">--spec= false </text:span><text:span text:style-name="T2"><text:tab/></text:span><text:span text:style-name="T2">// don’t create the spec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roperty &amp; Event Binding Overview</text:span></text:p>
                <text:list>
                  <text:list-item>
                    <text:p><text:span text:style-name="T2">Send data into component or receive an event</text:span></text:p>
                  </text:list-item>
                  <text:list-item>
                    <text:p><text:span text:style-name="T2">Can use property and Event Binding on</text:span></text:p>
                    <text:list>
                      <text:list-item>
                        <text:p><text:span text:style-name="T2"><text:s/></text:span><text:span text:style-name="T2">HTML Elements and Native Properties &amp; Events</text:span></text:p>
                      </text:list-item>
                      <text:list-item>
                        <text:p><text:span text:style-name="T2"><text:s/></text:span><text:span text:style-name="T2">Directives with custom properties and Events</text:span></text:p>
                      </text:list-item>
                      <text:list-item>
                        <text:p><text:span text:style-name="T2">Can use on custom properties and events</text:span></text:p>
                      </text:list-item>
                    </text:list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Binding to Custom Properties</text:p>
          </draw:text-box>
        </draw:frame>
        <draw:frame presentation:style-name="pr5" draw:text-style-name="P3" draw:layer="layout" svg:width="25.016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In the class </text:span></text:p>
                <text:list>
                  <text:list-item>
                    <text:p><text:span text:style-name="T2">Impo0rt { Component, OnInit, Input } from ‘@angular/core’</text:span></text:p>
                  </text:list-item>
                  <text:list-item>
                    <text:p><text:span text:style-name="T2">Export class ServerElementComponent implements OnInit {</text:span></text:p>
                    <text:list>
                      <text:list-item>
                        <text:p><text:span text:style-name="T2">@Input() element: {type:String, name: stirng content: string};</text:span><text:span text:style-name="T2"><text:tab/></text:span><text:span text:style-name="T2">// Can’t access it from outside by default only access inside the class</text:span></text:p>
                        <text:list>
                          <text:list-item>
                            <text:p><text:span text:style-name="T2">() executes i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In App.component.ts</text:span></text:p>
                    <text:list>
                      <text:list-item>
                        <text:p><text:span text:style-name="T2">Export class AppComponent {</text:span></text:p>
                        <text:list>
                          <text:list-item>
                            <text:p><text:span text:style-name="T2">ServerElements = [(type: ‘server’, name: ‘TestServer’, conent: ‘Just a test!’ } ]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In app.compoent.html</text:span></text:p>
                    <text:list>
                      <text:list-item>
                        <text:p><text:span text:style-name="T2">&lt;div class=”col-xs-12”&gt;</text:span></text:p>
                        <text:list>
                          <text:list-item>
                            <text:p><text:span text:style-name="T2">&lt;app-server-element *ngFor=”let serverElement of serverElements” </text:span></text:p>
                          </text:list-item>
                          <text:list-item>
                            <text:p><text:span text:style-name="T2">[element]=”serverElements”&gt;&lt;/app-server-element&gt;</text:span></text:p>
                          </text:list-item>
                        </text:list>
                      </text:list-item>
                      <text:list-item>
                        <text:p><text:span text:style-name="T2">&lt;/div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2">Assigning an Alias to Custom Properties</text:span></text:p>
                <text:list>
                  <text:list-item>
                    <text:p><text:span text:style-name="T2">@input(‘serverElement’) { type:Stirng, name: string, content: string</text:span></text:p>
                  </text:list-item>
                  <text:list-item>
                    <text:p><text:span text:style-name="T2">On the outside you need to use *ngFor = “let serverEelement of serverElement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Binding to Custom Events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 </text:span><text:span text:style-name="T2"><text:tab/></text:span></text:p>
                <text:list>
                  <text:list-item>
                    <text:p><text:span text:style-name="T2">In class AppComponet</text:span></text:p>
                    <text:list>
                      <text:list-item>
                        <text:p><text:span text:style-name="T2">onServerAdded(serverData : { severName: string, serverContent: string) {</text:span></text:p>
                        <text:list>
                          <text:list-item>
                            <text:p><text:span text:style-name="T2">this.serverElements.push({</text:span></text:p>
                            <text:list>
                              <text:list-item>
                                <text:p><text:span text:style-name="T2">type: ‘server’</text:span></text:p>
                              </text:list-item>
                              <text:list-item>
                                <text:p><text:span text:style-name="T2">name: serverData.serverName</text:span></text:p>
                              </text:list-item>
                              <text:list-item>
                                <text:p><text:span text:style-name="T2">content: serverData.newServerContent }); }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In app.cockpit.htmnl</text:span></text:p>
                        <text:list>
                          <text:list-item>
                            <text:p><text:span text:style-name="T2">&lt;app-cockpit (serverCreated)?&lt;app-cockpit&gt;</text:span></text:p>
                            <text:list>
                              <text:list-item>
                                <text:p><text:span text:style-name="T2">Want to listen for serverCreated=”onServerAdded($event)” ( custom defined event 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In the cockpit.ts</text:span></text:p>
                    <text:list>
                      <text:list-item>
                        <text:p><text:span text:style-name="T2">EventEmitter is import from Angular Core</text:span></text:p>
                      </text:list-item>
                      <text:list-item>
                        <text:p><text:span text:style-name="T2">Export class CockpitComponent implements OnInit {</text:span></text:p>
                        <text:list>
                          <text:list-item>
                            <text:p><text:span text:style-name="T2">@Output() serverCreated: = new EventEmitter&lt;{ServerName: String, ServerName: String}&gt;(); <text:s text:c="5"/>// Allows to emit your own events</text:span></text:p>
                            <text:list>
                              <text:list-item>
                                <text:p><text:span text:style-name="T2">@Output → Passing something out of the ocmponent</text:span></text:p>
                              </text:list-item>
                            </text:list>
                          </text:list-item>
                          <text:list-item>
                            <text:p><text:span text:style-name="T2">This.serverCreated.emit({ serverName: this.newServerName, serverContent: this.newServerContent }); } <text:s text:c="2"/>// Emit the eve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Allows for a key component communication which is so important</text:span></text:p>
              </text:list-item>
              <text:list-item>
                <text:p><text:span text:style-name="T2">Aliases : Works the same way as inpu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text-style-name="P7" draw:layer="layout" svg:width="25.199cm" svg:height="3.473cm" svg:x="1.4cm" svg:y="0.206cm" presentation:class="title" presentation:user-transformed="true">
          <draw:text-box>
            <text:p><text:span text:style-name="T7">Understanding View Encapsulation</text:span><text:span text:style-name="T7"><text:line-break/></text:span><text:span text:style-name="T7">More on View Encapsulation</text:span>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Angular is inspired from Web Components, a core feature of which is the shadow DOM. <text:s/>Since the technology is not <text:s/>supported by all browsers it emulates it.</text:span></text:p>
              </text:list-item>
              <text:list-item>
                <text:p><text:span text:style-name="T2">The shadow DOM lets use include styles into the Web Components without letting them leak outside the component’s scope.</text:span></text:p>
              </text:list-item>
              <text:list-item>
                <text:p><text:span text:style-name="T2">It uses a custom attribute for each component to enforce the behavior.</text:span></text:p>
              </text:list-item>
              <text:list-item>
                <text:p><text:span text:style-name="T2">More on View Encapsulation</text:span></text:p>
                <text:list>
                  <text:list-item>
                    <text:p><text:span text:style-name="T2">Override the encapsualtion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To @Component encapsulation</text:span></text:p>
                        <text:list>
                          <text:list-item>
                            <text:p><text:span text:style-name="T2">Value None ( No View encapsulation) all styles for this component will get applied globaally</text:span></text:p>
                          </text:list-item>
                          <text:list-item>
                            <text:p><text:span text:style-name="T2">Value Native uses shadow DOM technology only in browsers that support</text:span></text:p>
                          </text:list-item>
                          <text:list-item>
                            <text:p><text:span text:style-name="T2">Value Emulated works on all brows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Using local references in templates</text:p>
          </draw:text-box>
        </draw:frame>
        <draw:frame presentation:style-name="pr5" draw:text-style-name="P8" draw:layer="layout" svg:width="25.016cm" svg:height="11.809cm" svg:x="1.4cm" svg:y="3.685cm" presentation:class="outline" presentation:user-transformed="true">
          <draw:text-box>
            <text:list text:style-name="L2">
              <text:list-item>
                <text:p><text:span text:style-name="T8">If you do not need two way communication between the HTML Object and the server a local reference can be used.</text:span></text:p>
              </text:list-item>
              <text:list-item>
                <text:p><text:span text:style-name="T8">We can access all the properites of a local reference using angular</text:span></text:p>
              </text:list-item>
              <text:list-item>
                <text:p><text:span text:style-name="T8">Can use them anywhere in your HTML Code (template) not your typescript code.</text:span></text:p>
              </text:list-item>
              <text:list-item>
                <text:p><text:span text:style-name="T8">Example of using it</text:span></text:p>
                <text:list>
                  <text:list-item>
                    <text:p><text:span text:style-name="T8">&lt;input</text:span></text:p>
                    <text:list>
                      <text:list-item>
                        <text:p><text:span text:style-name="T8">type=”text”</text:span></text:p>
                      </text:list-item>
                      <text:list-item>
                        <text:p><text:span text:style-name="T8">calss=”form-control”</text:span></text:p>
                      </text:list-item>
                      <text:list-item>
                        <text:p><text:span text:style-name="T8">#serverNameInput&gt;</text:span><text:span text:style-name="T8"><text:tab/></text:span><text:span text:style-name="T8"><text:tab/></text:span><text:span text:style-name="T8">// A local reference ( holds a reference to the whole HTML Element, not inside your typescript )</text:span></text:p>
                      </text:list-item>
                    </text:list>
                  </text:list-item>
                </text:list>
              </text:list-item>
              <text:list-item>
                <text:p><text:span text:style-name="T8">Example of accessing it</text:span></text:p>
                <text:list>
                  <text:list-item>
                    <text:p><text:span text:style-name="T8">&lt;button</text:span></text:p>
                    <text:list>
                      <text:list-item>
                        <text:p><text:span text:style-name="T8">class=”btn btn-primary”</text:span></text:p>
                      </text:list-item>
                      <text:list-item>
                        <text:p><text:span text:style-name="T8">(click)=”onAddServer(serverNameInput)”&gt;Add Server&lt;/button&gt; <text:s/></text:span><text:span text:style-name="T8"><text:tab/></text:span><text:span text:style-name="T8"><text:tab/></text:span><text:span text:style-name="T8"><text:tab/></text:span><text:span text:style-name="T8"><text:tab/></text:span><text:span text:style-name="T8">// We get the element with all its properti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7" draw:layer="layout" svg:width="25.199cm" svg:height="2.913cm" svg:x="1.4cm" svg:y="0.486cm" presentation:class="title" presentation:user-transformed="true">
          <draw:text-box>
            <text:p>Getting Access to the Template and Dom with @ViewChild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Sometimes you want to get access before we call the method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&lt;input </text:span></text:p>
                    <text:list>
                      <text:list-item>
                        <text:p><text:span text:style-name="T2">type=”text”</text:span></text:p>
                      </text:list-item>
                      <text:list-item>
                        <text:p><text:span text:style-name="T2">class=”form-control”</text:span></text:p>
                      </text:list-item>
                      <text:list-item>
                        <text:p><text:span text:style-name="T2">[(ngModel)]=”newServerContent”&gt;</text:span></text:p>
                      </text:list-item>
                    </text:list>
                  </text:list-item>
                  <text:list-item>
                    <text:p><text:span text:style-name="T2">Class CiockpitComponent implements OnIt {</text:span></text:p>
                    <text:list>
                      <text:list-item>
                        <text:p><text:span text:style-name="T2">@ViewChild(‘serverConentInput’) serverContentInput : Element Ref</text:span></text:p>
                        <text:list>
                          <text:list-item>
                            <text:p><text:span text:style-name="T2">Can be a component or a string ( local reference ) inside the parenthesis</text:span></text:p>
                          </text:list-item>
                          <text:list-item>
                            <text:p><text:span text:style-name="T2">The type of serverContentInput is ElementRef</text:span></text:p>
                          </text:list-item>
                        </text:list>
                      </text:list-item>
                      <text:list-item>
                        <text:p><text:span text:style-name="T2">In onAddServer() {</text:span></text:p>
                        <text:list>
                          <text:list-item>
                            <text:p><text:span text:style-name="T2">ServerContent: this.serverContentInput.nativeElement.value</text:span></text:p>
                          </text:list-item>
                        </text:list>
                      </text:list-item>
                      <text:list-item>
                        <text:p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7" draw:layer="layout" svg:width="25.199cm" svg:height="2.913cm" svg:x="1.4cm" svg:y="0.486cm" presentation:class="title" presentation:user-transformed="true">
          <draw:text-box>
            <text:p>Project Content into Components ng-content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verything between the opening and ending tag will not be used by Angular</text:span></text:p>
              </text:list-item>
              <text:list-item>
                <text:p><text:span text:style-name="T2">Use the ng-content directive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&lt;div class=”panel-body”&gt;</text:span></text:p>
                    <text:list>
                      <text:list-item>
                        <text:p><text:span text:style-name="T2">&lt;ng-content&gt;&lt;/ng-content&gt;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Adds the P Tag and it contnetns</text:span><text:span text:style-name="T2"><text:tab/></text:span><text:span text:style-name="T2"><text:tab/></text:span></text:p>
                      </text:list-item>
                    </text:list>
                  </text:list-item>
                  <text:list-item>
                    <text:p><text:span text:style-name="T2">&lt;/div&gt;</text:span></text:p>
                  </text:list-item>
                  <text:list-item>
                    <text:p><text:span text:style-name="T2">&lt;app-server-element *nFor=”let serverElement of serverElements” [srvElement]=”serverElement”&gt;</text:span></text:p>
                    <text:list>
                      <text:list-item>
                        <text:p><text:span text:style-name="T2">&lt;p&gt;</text:span></text:p>
                        <text:list>
                          <text:list-item>
                            <text:p><text:span text:style-name="T2">&lt;strong *ngIf=”serverElement.type === ‘server’” style=”...”&gt;{{serverElement.content }}&lt;/strong&gt;</text:span></text:p>
                          </text:list-item>
                          <text:list-item>
                            <text:p><text:span text:style-name="T2">&lt;em *ngIf=”serverElement.type === ‘blueprint’”&gt;{{serverElement.content }}&lt;/em&gt;</text:span></text:p>
                          </text:list-item>
                        </text:list>
                      </text:list-item>
                      <text:list-item>
                        <text:p><text:span text:style-name="T2">&lt;/p&gt;</text:span><text:span text:style-name="T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7" draw:layer="layout" svg:width="25.199cm" svg:height="2.913cm" svg:x="1.4cm" svg:y="0.486cm" presentation:class="title" presentation:user-transformed="true">
          <draw:text-box>
            <text:p>Understanding the Component Lifecycle</text:p>
          </draw:text-box>
        </draw:frame>
        <draw:frame presentation:style-name="pr5" draw:text-style-name="P3" draw:layer="layout" svg:width="25.27cm" svg:height="11.301cm" svg:x="1.524cm" svg:y="3.685cm" presentation:class="outline" presentation:user-transformed="true">
          <draw:text-box>
            <text:list text:style-name="L2">
              <text:list-item>
                <text:p><text:span text:style-name="T2">When a selector is found it will instantiate a new version and add it into the DOM</text:span></text:p>
              </text:list-item>
              <text:list-item>
                <text:p><text:span text:style-name="T2">NgOnChanges Hook – Called after a bound input property changes</text:span></text:p>
                <text:list>
                  <text:list-item>
                    <text:p><text:span text:style-name="T2">Executed when a new component is created or changes</text:span></text:p>
                  </text:list-item>
                </text:list>
              </text:list-item>
              <text:list-item>
                <text:p><text:span text:style-name="T2">NgOnInit executed when the component is initialized.</text:span></text:p>
                <text:list>
                  <text:list-item>
                    <text:p><text:span text:style-name="T2">The object was created/initialized , but not displayed</text:span></text:p>
                  </text:list-item>
                  <text:list-item>
                    <text:p><text:span text:style-name="T2">Runs after the constructor</text:span></text:p>
                  </text:list-item>
                </text:list>
              </text:list-item>
              <text:list-item>
                <text:p><text:span text:style-name="T2">NgDoCheck executed when every change detection runs</text:span></text:p>
                <text:list>
                  <text:list-item>
                    <text:p><text:span text:style-name="T2">Whether something has changed inside a component or template</text:span></text:p>
                  </text:list-item>
                  <text:list-item>
                    <text:p><text:span text:style-name="T2">Executed on every Check</text:span></text:p>
                  </text:list-item>
                  <text:list-item>
                    <text:p><text:span text:style-name="T2">Example Use : Inform Angular about some check it would otherwise be able to do.</text:span></text:p>
                  </text:list-item>
                </text:list>
              </text:list-item>
              <text:list-item>
                <text:p><text:span text:style-name="T2">NgAftercontentInitcalled after content (ng-content) has been projected into view </text:span></text:p>
                <text:list>
                  <text:list-item>
                    <text:p><text:span text:style-name="T2">The content projected by ng-content has been initialized</text:span></text:p>
                  </text:list-item>
                  <text:list-item>
                    <text:p><text:span text:style-name="T2">Not the view of the compoent, but the part of the parent component ( especially the part that will get added to our component by ng-content) </text:span></text:p>
                  </text:list-item>
                </text:list>
              </text:list-item>
              <text:list-item>
                <text:p><text:span text:style-name="T2">NgAfterViewInt – Called after the component’s view ( and child views ) have been initialized</text:span></text:p>
              </text:list-item>
              <text:list-item>
                <text:p><text:span text:style-name="T2">NgAfterViewChecked → Called every time the view and child views have been checked </text:span></text:p>
                <text:list>
                  <text:list-item>
                    <text:p><text:span text:style-name="T2">Where there no changes or any chan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eeing Lifecycle Hooks in Action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Constructor and nginit() are called when a new object is created.</text:span></text:p>
              </text:list-item>
              <text:list-item>
                <text:p><text:span text:style-name="T2">NgOnChanges()</text:span></text:p>
                <text:list>
                  <text:list-item>
                    <text:p><text:span text:style-name="T2">When using the hook a good practice to add the interface to the class for descriptive purposes to show which methods will be called</text:span></text:p>
                  </text:list-item>
                  <text:list-item>
                    <text:p><text:span text:style-name="T2">Export class ServerElementComponent implements OnInit, OnChanges</text:span></text:p>
                  </text:list-item>
                  <text:list-item>
                    <text:p><text:span text:style-name="T2">Called before any other hook</text:span></text:p>
                  </text:list-item>
                  <text:list-item>
                    <text:p><text:span text:style-name="T2">Only hook that receives an argument of type SimpleChanges</text:span></text:p>
                    <text:list>
                      <text:list-item>
                        <text:p><text:span text:style-name="T2">Provides current values , firstChange, previousValue</text:span></text:p>
                      </text:list-item>
                    </text:list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HTML</text:span></text:p>
                        <text:list>
                          <text:list-item>
                            <text:p><text:span text:style-name="T2">&lt;div class=’panel-heading’&gt; {{ name }} &lt;/div&gt;</text:span></text:p>
                          </text:list-item>
                          <text:list-item>
                            <text:p><text:span text:style-name="T2">Another Page</text:span></text:p>
                            <text:list>
                              <text:list-item>
                                <text:p><text:span text:style-name="T2">&lt;app-server-element</text:span></text:p>
                                <text:list>
                                  <text:list-item>
                                    <text:p><text:span text:style-name="T2">*ngFor=”let serverElement of serverElements”</text:span></text:p>
                                  </text:list-item>
                                  <text:list-item>
                                    <text:p><text:span text:style-name="T2">[srvElement]=”serverElement”</text:span></text:p>
                                  </text:list-item>
                                  <text:list-item>
                                    <text:p><text:span text:style-name="T2">[name] =”serv erElement.name”&gt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Typescript</text:span></text:p>
                        <text:list>
                          <text:list-item>
                            <text:p><text:span text:style-name="T2">Export class ServerElementComponent</text:span></text:p>
                            <text:list>
                              <text:list-item>
                                <text:p><text:span text:style-name="T2">@input() name: String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When changing take into account if a reference is manipulated it will not trigger an onchange</text:span></text:p>
                  </text:list-item>
                  <text:list-item>
                    <text:p><text:span text:style-name="T2">NgOnDestroy → called once the component is about to be destroy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7" draw:layer="layout" svg:width="25.199cm" svg:height="2.913cm" svg:x="1.4cm" svg:y="0.486cm" presentation:class="title" presentation:user-transformed="true">
          <draw:text-box>
            <text:p>Lifecycle hooks and Template Access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Sever-element.compontent.ts</text:span></text:p>
                    <text:list>
                      <text:list-item>
                        <text:p><text:span text:style-name="T2">Export class ServerElementcomponent {</text:span></text:p>
                        <text:list>
                          <text:list-item>
                            <text:p><text:span text:style-name="T2">@Viewchild() header: ElementRef;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  <text:list-item>
                    <text:p><text:span text:style-name="T2">Server-element.component.html</text:span></text:p>
                    <text:list>
                      <text:list-item>
                        <text:p><text:span text:style-name="T2">&lt;div class=”panel-heading” #heading&gt; {{name }} &lt;/div&gt;</text:span></text:p>
                        <text:list>
                          <text:list-item>
                            <text:p><text:span text:style-name="T2">&lt;ng-content&gt;&lt;/ng-content&gt;</text:span></text:p>
                          </text:list-item>
                        </text:list>
                      </text:list-item>
                      <text:list-item>
                        <text:p><text:span text:style-name="T2">&lt;/div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2">After View Unit gives you access view elements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7" draw:layer="layout" svg:width="25.199cm" svg:height="2.913cm" svg:x="1.4cm" svg:y="0.486cm" presentation:class="title" presentation:user-transformed="true">
          <draw:text-box>
            <text:p>Getting access to ng-conent with @ContentChild</text:p>
          </draw:text-box>
        </draw:frame>
        <draw:frame presentation:style-name="pr5" draw:text-style-name="P3" draw:layer="layout" svg:width="25.27cm" svg:height="11.809cm" svg:x="1.4cm" svg:y="3.941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App-component.html </text:span></text:p>
                    <text:list>
                      <text:list-item>
                        <text:p><text:span text:style-name="T2">&lt;p #contentParagraph&gt;</text:span></text:p>
                      </text:list-item>
                    </text:list>
                  </text:list-item>
                  <text:list-item>
                    <text:p><text:span text:style-name="T2">Server-element.component.ts</text:span></text:p>
                    <text:list>
                      <text:list-item>
                        <text:p><text:span text:style-name="T2">Import contentChild from @angular/core</text:span></text:p>
                      </text:list-item>
                      <text:list-item>
                        <text:p><text:span text:style-name="T2">@ContentChild(‘contentParagraph’) paragraph: ElementRef;</text:span></text:p>
                      </text:list-item>
                      <text:list-item>
                        <text:p><text:span text:style-name="T2">Cannot use it before we reach contentIn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Directives – Module Introduction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Attribute Directives </text:span></text:p>
                <text:list>
                  <text:list-item>
                    <text:p><text:span text:style-name="T2">Sit on an elements such as attributes</text:span></text:p>
                  </text:list-item>
                  <text:list-item>
                    <text:p><text:span text:style-name="T2">Only change properties</text:span></text:p>
                  </text:list-item>
                </text:list>
              </text:list-item>
              <text:list-item>
                <text:p><text:span text:style-name="T2">Structural Directives</text:span></text:p>
                <text:list>
                  <text:list-item>
                    <text:p><text:span text:style-name="T2">Sit on elements,</text:span></text:p>
                    <text:list>
                      <text:list-item>
                        <text:p><text:span text:style-name="T2">Have a leading * fro desugaring</text:span></text:p>
                      </text:list-item>
                    </text:list>
                  </text:list-item>
                  <text:list-item>
                    <text:p><text:span text:style-name="T2">change the structure of the DOM around the element</text:span></text:p>
                  </text:list-item>
                  <text:list-item>
                    <text:p><text:span text:style-name="T2">The view container is affected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7" draw:layer="layout" svg:width="25.199cm" svg:height="2.913cm" svg:x="1.4cm" svg:y="0.486cm" presentation:class="title" presentation:user-transformed="true">
          <draw:text-box>
            <text:p>NgFor and NgIf recap<text:line-break/>NgClass and NgStyle Recap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Cannot combine the nfFor and NgIf on the same element</text:span></text:p>
              </text:list-item>
              <text:list-item>
                <text:p><text:span text:style-name="T2">NgClass and NgStyle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reate a Basic Attribute Directive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Initial Task</text:span></text:p>
                <text:list>
                  <text:list-item>
                    <text:p><text:span text:style-name="T2">Create a new folder</text:span></text:p>
                  </text:list-item>
                  <text:list-item>
                    <text:p><text:span text:style-name="T2">Add a file such as basic-highlight_directives.js</text:span></text:p>
                  </text:list-item>
                </text:list>
              </text:list-item>
              <text:list-item>
                <text:p><text:span text:style-name="T2">Has many of the hook ( onInit, onDestroy but does not have the view hooks )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@Directive ({</text:span></text:p>
                    <text:list>
                      <text:list-item>
                        <text:p><text:span text:style-name="T2">Selector: ‘[appBasicHighlight]’</text:span><text:span text:style-name="T2"><text:tab/></text:span><text:span text:style-name="T2"><text:tab/></text:span><text:span text:style-name="T2"><text:tab/></text:span><text:span text:style-name="T2"><text:tab/></text:span><text:span text:style-name="T2">// recognized as a attribute of a html object.</text:span></text:p>
                      </text:list-item>
                    </text:list>
                  </text:list-item>
                  <text:list-item>
                    <text:p><text:span text:style-name="T2">})</text:span></text:p>
                  </text:list-item>
                  <text:list-item>
                    <text:p><text:span text:style-name="T2">@import { Directive } </text:span></text:p>
                  </text:list-item>
                  <text:list-item>
                    <text:p><text:span text:style-name="T2">Export class BasicHighlightDirrective implmeents OnInit {</text:span></text:p>
                    <text:list>
                      <text:list-item>
                        <text:p><text:span text:style-name="T2">Constructor(private elementRef: ElementRef) {}</text:span><text:span text:style-name="T2"><text:tab/></text:span><text:span text:style-name="T2">// The element the directive was placed on </text:span></text:p>
                      </text:list-item>
                      <text:list-item>
                        <text:p><text:span text:style-name="T2">}</text:span></text:p>
                      </text:list-item>
                      <text:list-item>
                        <text:p><text:span text:style-name="T2">NgOnInit() {</text:span></text:p>
                        <text:list>
                          <text:list-item>
                            <text:p><text:span text:style-name="T2">this.elementRef.nativeElement.style.backgroundColor = ‘green’</text:span><text:span text:style-name="T2"><text:tab/></text:span><text:span text:style-name="T2"><text:tab/></text:span><text:span text:style-name="T2"><text:tab/></text:span><text:span text:style-name="T2">// Not a best practice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4" draw:text-style-name="P9" draw:layer="layout" svg:width="25.199cm" svg:height="2.629cm" svg:x="1.4cm" svg:y="0.628cm" presentation:class="title" presentation:user-transformed="true">
          <draw:text-box>
            <text:p><text:span text:style-name="T9">Create a Basic Attribute Directive</text:span><text:span text:style-name="T9"><text:line-break/></text:span><text:span text:style-name="T9">Using the Renderer to build a better Attribute Directive</text:span>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 – Using it</text:span></text:p>
                <text:list>
                  <text:list-item>
                    <text:p><text:span text:style-name="T2">add the highLight directive to the declarations in app.module.ts</text:span></text:p>
                  </text:list-item>
                  <text:list-item>
                    <text:p><text:span text:style-name="T2">Add &lt;p appBasicHightlight&gt;Hello&lt;/p&gt;</text:span></text:p>
                  </text:list-item>
                </text:list>
              </text:list-item>
              <text:list-item>
                <text:p><text:span text:style-name="T2">Using the Renderer to build a better directive</text:span></text:p>
                <text:list>
                  <text:list-item>
                    <text:p><text:span text:style-name="T2">Accessing the elements using the elementRef is not a good practice</text:span></text:p>
                    <text:list>
                      <text:list-item>
                        <text:p><text:span text:style-name="T2">Angular is able to render your templates without a DOM and the properties might not be available</text:span></text:p>
                      </text:list-item>
                      <text:list-item>
                        <text:p><text:span text:style-name="T2">Ex. Using Service Workers</text:span></text:p>
                      </text:list-item>
                    </text:list>
                  </text:list-item>
                  <text:list-item>
                    <text:p><text:span text:style-name="T2">In the better-hightlight.directive.ts file</text:span></text:p>
                    <text:list>
                      <text:list-item>
                        <text:p><text:span text:style-name="T2">Export class BetterHighlightDirective implements OnInit {</text:span></text:p>
                        <text:list>
                          <text:list-item>
                            <text:p><text:span text:style-name="T2">constructor(private elRef: ElementRef, private renderer: Renderer2) {}</text:span></text:p>
                          </text:list-item>
                          <text:list-item>
                            <text:p><text:span text:style-name="T2">ngOnInit() {</text:span></text:p>
                            <text:list>
                              <text:list-item>
                                <text:p><text:span text:style-name="T2">this.renderer.setStyle(thyis.elRef.nativeElement, ‘background—color’, ‘blue’, false, false)</text:span></text:p>
                              </text:list-item>
                              <text:list-item>
                                <text:p><text:span text:style-name="T2">// Fourhth argument could be flags !Important</text:span></text:p>
                              </text:list-item>
                            </text:list>
                          </text:list-item>
                          <text:list-item>
                            <text:p><text:span text:style-name="T2">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Why is the Renderer a better approach</text:span></text:p>
                    <text:list>
                      <text:list-item>
                        <text:p><text:span text:style-name="T2">Angular is not limitie to the browser ( ex. Can be used with ServiceWoker 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><text:span text:style-name="T5">Using the Host Listener to Listen to Host Events</text:span><text:span text:style-name="T5"><text:line-break/></text:span><text:span text:style-name="T5">Using HostBinding to Bind to Host Properties</text:span></text:p>
          </draw:text-box>
        </draw:frame>
        <draw:frame presentation:style-name="pr5" draw:text-style-name="P2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To <text:s/>app-highlightDirective.ts </text:span></text:p>
                  </text:list-item>
                  <text:list-item>
                    <text:p><text:span text:style-name="T10">Ex</text:span><text:span text:style-name="T1">port the class BetterhighLightDirective implements OnInit {</text:span></text:p>
                    <text:list>
                      <text:list-item>
                        <text:p><text:span text:style-name="T1">@HostListener(‘mouseenter’) mouseOver(eventData: Event ) {</text:span><text:span text:style-name="T1"><text:tab/></text:span><text:span text:style-name="T1"><text:tab/></text:span><text:span text:style-name="T1">// Add HostListener to a method you want to execute</text:span></text:p>
                        <text:list>
                          <text:list-item>
                            <text:p><text:span text:style-name="T2">this.renderer.setStyle(thyis.elRef.nativeElement, ‘background—color’, ‘blue’, false, false)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To app-highlightDirective.ts</text:span></text:p>
                  </text:list-item>
                  <text:list-item>
                    <text:p><text:span text:style-name="T1">Export class BetterHighlightDreictive implements OnInit {</text:span></text:p>
                    <text:list>
                      <text:list-item>
                        <text:p><text:span text:style-name="T1">@HostBinding(‘style.backgroundColor’) backgroundColor: string; = ‘transparent’</text:span><text:span text:style-name="T1"><text:tab/></text:span></text:p>
                        <text:list>
                          <text:list-item>
                            <text:p><text:span text:style-name="T1">// Accessing the Dom Property that does not know dashes</text:span></text:p>
                          </text:list-item>
                          <text:list-item>
                            <text:p><text:span text:style-name="T1">// On the element this directive sit access style property</text:span></text:p>
                          </text:list-item>
                          <text:list-item>
                            <text:p><text:span text:style-name="T1">// Set to a color initially so we do not get an error</text:span></text:p>
                          </text:list-item>
                        </text:list>
                      </text:list-item>
                      <text:list-item>
                        <text:p><text:span text:style-name="T1">@HostLIstener(‘mouseenter’) mouseoever(eventData: Event) {</text:span></text:p>
                        <text:list>
                          <text:list-item>
                            <text:p><text:span text:style-name="T1">this.rednerer.setStyle(this.elRef.nativeElement, ‘background-color’, ‘blue’, false, false)</text:span></text:p>
                          </text:list-item>
                          <text:list-item>
                            <text:p><text:span text:style-name="T1">this.backgroundColor = ‘blue’</text:span></text:p>
                          </text:list-item>
                        </text:list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Binding to Directive Properties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Use a technique you already know custom property binding.</text:span></text:p>
              </text:list-item>
              <text:list-item>
                <text:p><text:span text:style-name="T2">In the beter-highlight_directive.ts</text:span></text:p>
                <text:list>
                  <text:list-item>
                    <text:p><text:span text:style-name="T2">Export class BetterHighlightDirective implmeents OnInit {</text:span></text:p>
                    <text:list>
                      <text:list-item>
                        <text:p><text:span text:style-name="T2">@Input() defualtColor: string = ‘transparent’;</text:span></text:p>
                      </text:list-item>
                      <text:list-item>
                        <text:p><text:span text:style-name="T2">@Input(‘appBetterHighlight’) highlightColor: string = ‘blue’;</text:span></text:p>
                        <text:list>
                          <text:list-item>
                            <text:p><text:span text:style-name="T2">AppBetterHighlight is an alias</text:span></text:p>
                          </text:list-item>
                          <text:list-item>
                            <text:p><text:span text:style-name="T2">In the HTML code [appBetterHighlight] = “’red’”</text:span></text:p>
                          </text:list-item>
                        </text:list>
                      </text:list-item>
                      <text:list-item>
                        <text:p><text:span text:style-name="T2">@HostBinding(‘style.bakgroundColor’) backgroundColor: string = this.defaultColor</text:span></text:p>
                      </text:list-item>
                      <text:list-item>
                        <text:p><text:span text:style-name="T2">@HostListener(‘mouseenter’) mouseoever(eventData: Event) {</text:span></text:p>
                        <text:list>
                          <text:list-item>
                            <text:p><text:span text:style-name="T2">this.backgroundColor = this.highlightColor; 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Bind from the outside</text:span></text:p>
                    <text:list>
                      <text:list-item>
                        <text:p><text:span text:style-name="T2">&lt;p appBetterHighlight [highlightCoor=”’red’”&gt;Style me with a directive&lt;/p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2">The paragraph has two extra attributes </text:span></text:p>
                <text:list>
                  <text:list-item>
                    <text:p><text:span text:style-name="T2">It checks our properties first then the native elements properties</text:span></text:p>
                  </text:list-item>
                  <text:list-item>
                    <text:p><text:span text:style-name="T2">Can bind to properties of our own directives by placing them on the same element enclosed in square brackets.</text:span></text:p>
                  </text:list-item>
                  <text:list-item>
                    <text:p><text:span text:style-name="T2">Use case for directive enclosed in square brackets : if you have one property or one main property</text:span></text:p>
                  </text:list-item>
                </text:list>
              </text:list-item>
              <text:list-item>
                <text:p><text:span text:style-name="T2">Property Binding In General : If the value is string you don’t need the squrae brackets or single quotes ex. DefaultColor=”yellow”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7" draw:layer="layout" svg:width="25.199cm" svg:height="2.913cm" svg:x="1.4cm" svg:y="0.486cm" presentation:class="title" presentation:user-transformed="true">
          <draw:text-box>
            <text:p>What happens behind the Scenes on Structural Directives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*ngfor=”let even of evenNumbers”</text:span></text:p>
                <text:list>
                  <text:list-item>
                    <text:p><text:span text:style-name="T2">* tells angular that it is a structural directive</text:span></text:p>
                  </text:list-item>
                  <text:list-item>
                    <text:p><text:span text:style-name="T2">Could the attribute with the for loop as ng-template</text:span></text:p>
                    <text:list>
                      <text:list-item>
                        <text:p><text:span text:style-name="T2">Not rendered, but defines a template with a ng-if</text:span></text:p>
                      </text:list-item>
                    </text:list>
                  </text:list-item>
                  <text:list-item>
                    <text:p><text:span text:style-name="T2">* directly places it on the element on we want to ren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Building a Structural Directive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Create a new directive → ng g d unless</text:span></text:p>
                <text:list>
                  <text:list-item>
                    <text:p><text:span text:style-name="T2">Create a class Unless Directive</text:span></text:p>
                  </text:list-item>
                </text:list>
              </text:list-item>
              <text:list-item>
                <text:p><text:span text:style-name="T2">Eamples</text:span></text:p>
                <text:list>
                  <text:list-item>
                    <text:p><text:span text:style-name="T2">Export class UnlessDirective {</text:span></text:p>
                    <text:list>
                      <text:list-item>
                        <text:p><text:span text:style-name="T2">@Input() set appUnless(condtion:boolean) </text:span><text:span text:style-name="T2"><text:tab/></text:span><text:span text:style-name="T2"> {</text:span><text:span text:style-name="T2"><text:tab/></text:span><text:span text:style-name="T2"><text:tab/></text:span><text:span text:style-name="T2">// set turn it into a method and set is executed when property changes</text:span></text:p>
                        <text:list>
                          <text:list-item>
                            <text:p><text:span text:style-name="T2">If ( !condition) {</text:span></text:p>
                            <text:list>
                              <text:list-item>
                                <text:p><text:span text:style-name="T2">this.vcRef.createEmbeddedView(this.templateRef)</text:span></text:p>
                              </text:list-item>
                            </text:list>
                          </text:list-item>
                          <text:list-item>
                            <text:p><text:span text:style-name="T2">} else {</text:span></text:p>
                            <text:list>
                              <text:list-item>
                                <text:p><text:span text:style-name="T2">This.vcRef.clear();</text:span><text:span text:style-name="T2"><text:tab/></text:span><text:span text:style-name="T2"><text:tab/></text:span><text:span text:style-name="T2">// Remove the view created from the template</text:span></text:p>
                              </text:list-item>
                            </text:list>
                          </text:list-item>
                          <text:list-item>
                            <text:p><text:span text:style-name="T2">}</text:span></text:p>
                          </text:list-item>
                        </text:list>
                      </text:list-item>
                      <text:list-item>
                        <text:p><text:span text:style-name="T2">Constructor ( private templateRef&lt;any&gt; , private viewContainerReference) {</text:span><text:span text:style-name="T2"><text:tab/></text:span><text:span text:style-name="T2">// View Container where to render it.</text:span></text:p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&lt;div </text:span><text:span text:style-name="T11">appU</text:span><text:span text:style-name="T2">nless=”onlyOdd”&gt;&lt;&gt;</text:span></text:p>
              </text:list-item>
              <text:list-item>
                <text:p><text:span text:style-name="T2">Can’t bind appUnless since it is not a know property</text:span></text:p>
                <text:list>
                  <text:list-item>
                    <text:p><text:span text:style-name="T2">@Input() set unless(condtion:boolean) <text:s/>when we got the error</text:span></text:p>
                  </text:list-item>
                  <text:list-item>
                    <text:p><text:span text:style-name="T2">Change unless to appUnless ( shares the directive name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NgSwitch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&lt;div [ngSwith]=”value”&gt;</text:span><text:span text:style-name="T2"><text:tab/></text:span><text:span text:style-name="T2"><text:tab/></text:span><text:span text:style-name="T2">// condtion</text:span></text:p>
                  </text:list-item>
                  <text:list-item>
                    <text:p><text:span text:style-name="T2">&lt;p *ngSwitchCase=”5”&gt;Value is 5&lt;/p&gt;</text:span></text:p>
                  </text:list-item>
                  <text:list-item>
                    <text:p><text:span text:style-name="T2">&lt;p *ngSwitchCase=”10”&gt;Value is 10&lt;/p&gt;</text:span></text:p>
                  </text:list-item>
                  <text:list-item>
                    <text:p><text:span text:style-name="T2">&lt;p *ngSwitchCase=”100:&gt;Value is 100&lt;/p&gt;</text:span></text:p>
                  </text:list-item>
                  <text:list-item>
                    <text:p><text:span text:style-name="T2">&lt;p *ngSwitchDefault&gt;Value is default&lt;/p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10"><text:span text:style-name="T12">Creating a logging service &amp;</text:span><text:span text:style-name="T12"><text:line-break/></text:span><text:span text:style-name="T12">Injecting the logging service into components</text:span></text:p>
          </draw:text-box>
        </draw:frame>
        <draw:frame presentation:style-name="pr5" draw:text-style-name="P3" draw:layer="layout" svg:width="25.524cm" svg:height="11.809cm" svg:x="1.4cm" svg:y="3.685cm" presentation:class="outline" presentation:user-transformed="true">
          <draw:text-box>
            <text:list text:style-name="L2">
              <text:list-item>
                <text:p text:style-name="P3"><text:span text:style-name="T2">Example – logging-service.ts</text:span></text:p>
                <text:list>
                  <text:list-item>
                    <text:p text:style-name="P3"><text:span text:style-name="T2">Export class LoggingService {</text:span></text:p>
                    <text:list>
                      <text:list-item>
                        <text:p text:style-name="P3"><text:span text:style-name="T2">logStatusChange(status: string) {</text:span></text:p>
                        <text:list>
                          <text:list-item>
                            <text:p text:style-name="P3"><text:span text:style-name="T2">Console.log(“State has changed –&gt; “ + status)</text:span></text:p>
                          </text:list-item>
                        </text:list>
                      </text:list-item>
                      <text:list-item>
                        <text:p text:style-name="P3"><text:span text:style-name="T2">}</text:span></text:p>
                      </text:list-item>
                    </text:list>
                  </text:list-item>
                  <text:list-item>
                    <text:p text:style-name="P3"><text:span text:style-name="T2">}</text:span></text:p>
                  </text:list-item>
                </text:list>
              </text:list-item>
              <text:list-item>
                <text:p><text:span text:style-name="T2">Dependency Injector → Inject an instance of an object into Angular</text:span></text:p>
              </text:list-item>
              <text:list-item>
                <text:p><text:span text:style-name="T2">If the parameter is not found then angular will try to crate an instance of that parameter and 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Export class NewAccountComponent {</text:span></text:p>
                    <text:list>
                      <text:list-item>
                        <text:p><text:span text:style-name="T2">Constructor( private logginService : LoggingService )</text:span><text:span text:style-name="T2"><text:tab/></text:span><text:span text:style-name="T2"><text:tab/></text:span><text:span text:style-name="T2"><text:tab/></text:span><text:span text:style-name="T2">// Type is class to be injected. <text:s/>Add import at to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7" draw:text-style-name="P4" draw:layer="layout" svg:width="25.199cm" svg:height="2.913cm" svg:x="1.4cm" svg:y="0.486cm" presentation:class="title" presentation:user-transformed="true">
          <draw:text-box>
            <text:p>Initializing the Project<text:line-break/>Setting up the Basic Project Files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Manage development and prodcution dependencies</text:span></text:p>
              </text:list-item>
              <text:list-item>
                <text:p><text:span text:style-name="T2">npm init </text:span></text:p>
                <text:list>
                  <text:list-item>
                    <text:p><text:span text:style-name="T2">Answer questions</text:span></text:p>
                  </text:list-item>
                </text:list>
              </text:list-item>
              <text:list-item>
                <text:p><text:span text:style-name="T2">Create the folder structure</text:span></text:p>
                <text:list>
                  <text:list-item>
                    <text:p><text:span text:style-name="T2">Inside the project </text:span></text:p>
                    <text:list>
                      <text:list-item>
                        <text:p><text:span text:style-name="T2">Create a src dir</text:span></text:p>
                      </text:list-item>
                      <text:list-item>
                        <text:p><text:span text:style-name="T2">Add an index.html </text:span></text:p>
                      </text:list-item>
                      <text:list-item>
                        <text:p><text:span text:style-name="T2">Add polyfill.ts for different browsers</text:span></text:p>
                      </text:list-item>
                      <text:list-item>
                        <text:p><text:span text:style-name="T2">Create src/app dir</text:span></text:p>
                        <text:list>
                          <text:list-item>
                            <text:p><text:span text:style-name="T2">App.component.ts</text:span></text:p>
                          </text:list-item>
                          <text:list-item>
                            <text:p><text:span text:style-name="T2">App-component.css</text:span></text:p>
                          </text:list-item>
                          <text:list-item>
                            <text:p><text:span text:style-name="T2">App-commonent.html</text:span></text:p>
                          </text:list-item>
                          <text:list-item>
                            <text:p><text:span text:style-name="T2">App.module.ts</text:span></text:p>
                          </text:list-item>
                          <text:list-item>
                            <text:p><text:span text:style-name="T2">App-routing-module.ts</text:span></text:p>
                          </text:list-item>
                          <text:list-item>
                            <text:p><text:span text:style-name="T2">Home.component.ts</text:span><text:span text:style-name="T2"><text:tab/></text:span><text:span text:style-name="T2"><text:tab/></text:span><text:span text:style-name="T2">// Used to route to</text:span></text:p>
                          </text:list-item>
                          <text:list-item>
                            <text:p><text:span text:style-name="T2">main.ts</text:span><text:span text:style-name="T2"><text:tab/></text:span><text:span text:style-name="T2"><text:tab/></text:span><text:span text:style-name="T2"><text:tab/></text:span><text:span text:style-name="T2"><text:tab/></text:span><text:span text:style-name="T2">// Main Entry Point</text:span></text:p>
                          </text:list-item>
                          <text:list-item>
                            <text:p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Installing Core Dependicies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Npm install –save </text:span></text:p>
                <text:list>
                  <text:list-item>
                    <text:p><text:span text:style-name="T2">@angular/core </text:span><text:span text:style-name="T2"><text:tab/></text:span><text:span text:style-name="T2"><text:tab/></text:span><text:span text:style-name="T2">@angular/common <text:s/></text:span><text:span text:style-name="T2"><text:tab/></text:span><text:span text:style-name="T2"><text:tab/></text:span><text:span text:style-name="T2">@angular/compiler </text:span><text:span text:style-name="T2"><text:tab/></text:span><text:span text:style-name="T2"><text:tab/></text:span><text:span text:style-name="T2"><text:tab/></text:span><text:span text:style-name="T2">@angular/compiler-cli</text:span></text:p>
                  </text:list-item>
                  <text:list-item>
                    <text:p><text:span text:style-name="T2">@angular/forms</text:span><text:span text:style-name="T2"><text:tab/></text:span><text:span text:style-name="T2"><text:tab/></text:span><text:span text:style-name="T2">@angular/http</text:span><text:span text:style-name="T2"><text:tab/></text:span><text:span text:style-name="T2"><text:tab/></text:span><text:span text:style-name="T2"><text:tab/></text:span><text:span text:style-name="T2">@angular/platform-browser</text:span><text:span text:style-name="T2"><text:tab/></text:span><text:span text:style-name="T2"><text:tab/></text:span><text:span text:style-name="T2">@angualr/platform-browser-dynamic</text:span></text:p>
                  </text:list-item>
                  <text:list-item>
                    <text:p><text:span text:style-name="T2">@angualr/platform-server</text:span><text:span text:style-name="T2"><text:tab/></text:span><text:span text:style-name="T2"><text:tab/></text:span><text:span text:style-name="T2">@angualr/router</text:span><text:span text:style-name="T2"><text:tab/></text:span><text:span text:style-name="T2">@angular/upgrade</text:span><text:span text:style-name="T2"><text:tab/></text:span><text:span text:style-name="T2">@angular/animations</text:span></text:p>
                  </text:list-item>
                </text:list>
              </text:list-item>
              <text:list-item>
                <text:p><text:span text:style-name="T2">Other</text:span></text:p>
                <text:list>
                  <text:list-item>
                    <text:p><text:span text:style-name="T2">rxjs → need for observable</text:span></text:p>
                  </text:list-item>
                  <text:list-item>
                    <text:p><text:span text:style-name="T2">zone.js → change detection</text:span></text:p>
                  </text:list-item>
                  <text:list-item>
                    <text:p><text:span text:style-name="T2">core-js → A polyfill ( runs in all packages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illing the Project with Some Life</text:p>
          </draw:text-box>
        </draw:frame>
        <draw:frame presentation:style-name="pr5" draw:layer="layout" svg:width="25.524cm" svg:height="11.809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9T22:05:51.084979587</meta:creation-date>
    <dc:date>2018-10-22T23:11:35.122532260</dc:date>
    <meta:editing-duration>P4DT13H34M18S</meta:editing-duration>
    <meta:editing-cycles>73</meta:editing-cycles>
    <meta:generator>LibreOffice/6.0.3.2$Linux_X86_64 LibreOffice_project/00m0$Build-2</meta:generator>
    <meta:document-statistic meta:object-count="253"/>
  </office:meta>
</office:document-meta>
</file>